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cm"/>
    </style:style>
    <style:style style:name="co2" style:family="table-column">
      <style:table-column-properties fo:break-before="auto" style:column-width="7.366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122cm"/>
    </style:style>
    <style:style style:name="co5" style:family="table-column">
      <style:table-column-properties fo:break-before="auto" style:column-width="1.946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3.591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628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1.5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011cm"/>
    </style:style>
    <style:style style:name="co15" style:family="table-column">
      <style:table-column-properties fo:break-before="auto" style:column-width="6.175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ce2" style:family="table-cell" style:parent-style-name="Default" style:data-style-name="N109"/>
  </office:automatic-styles>
  <office:body>
    <office:spreadsheet>
      <table:content-validations>
        <table:content-validation table:name="val1" table:condition="of:cell-content-is-in-list(productName)" table:allow-empty-cell="true" table:display-list="unsorted" table:base-cell-address="discounts.A2"/>
        <table:content-validation table:name="val2" table:condition="of:cell-content-is-in-list(&quot;amount&quot;;&quot;percentage&quot;)" table:allow-empty-cell="true" table:display-list="unsorted" table:base-cell-address="discounts.J2"/>
        <table:content-validation table:name="val3" table:condition="of:cell-content-is-in-list(&quot;0&quot;;&quot;1&quot;;&quot;&quot;)" table:allow-empty-cell="true" table:display-list="unsorted" table:base-cell-address="discounts.M2">
          <table:error-message table:message-type="stop" table:display="true"/>
        </table:content-validation>
      </table:content-validations>
      <table:table table:name="discount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>
            <text:p>product_name</text:p>
          </table:table-cell>
          <table:table-cell table:style-name="Default" office:value-type="string">
            <text:p>id_product</text:p>
          </table:table-cell>
          <table:table-cell table:style-name="Default" office:value-type="string">
            <text:p>id_product_attribute</text:p>
          </table:table-cell>
          <table:table-cell office:value-type="string">
            <text:p>id_currency</text:p>
          </table:table-cell>
          <table:table-cell office:value-type="string">
            <text:p>id_country</text:p>
          </table:table-cell>
          <table:table-cell office:value-type="string">
            <text:p>id_group</text:p>
          </table:table-cell>
          <table:table-cell table:style-name="Default" office:value-type="string">
            <text:p>from</text:p>
          </table:table-cell>
          <table:table-cell table:style-name="Default" office:value-type="string">
            <text:p>to</text:p>
          </table:table-cell>
          <table:table-cell office:value-type="string">
            <text:p>from_quantity</text:p>
          </table:table-cell>
          <table:table-cell office:value-type="string">
            <text:p>reduction_type</text:p>
          </table:table-cell>
          <table:table-cell office:value-type="string">
            <text:p>reduction_tax</text:p>
          </table:table-cell>
          <table:table-cell office:value-type="string">
            <text:p>reduction</text:p>
          </table:table-cell>
          <table:table-cell office:value-type="string">
            <text:p>on_sale</text:p>
          </table:table-cell>
        </table:table-row>
        <table:table-row table:style-name="ro2">
          <table:table-cell table:content-validation-name="val1" office:value-type="string">
            <text:p>product_2 [attr_2]</text:p>
          </table:table-cell>
          <table:table-cell table:formula="of:=VLOOKUP([.A2]; productToDiscount; 2;1)" office:value-type="float" office:value="2">
            <text:p>2</text:p>
          </table:table-cell>
          <table:table-cell table:formula="of:=VLOOKUP([.A2]; productToDiscount; 3;1)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date" office:date-value="2017-03-30">
            <text:p>2017-03-30 00:00:00</text:p>
          </table:table-cell>
          <table:table-cell office:value-type="date" office:date-value="2018-04-27">
            <text:p>2018-04-27 00:00:0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percentage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content-validation-name="val3" office:value-type="float" office:value="0">
            <text:p>0</text:p>
          </table:table-cell>
        </table:table-row>
        <table:table-row table:style-name="ro2" table:number-rows-repeated="17">
          <table:table-cell table:content-validation-name="val1"/>
          <table:table-cell table:number-columns-repeated="8"/>
          <table:table-cell table:content-validation-name="val2"/>
          <table:table-cell table:number-columns-repeated="2"/>
          <table:table-cell table:content-validation-name="val3"/>
        </table:table-row>
        <table:table-row table:style-name="ro2">
          <table:table-cell table:content-validation-name="val1"/>
          <table:table-cell table:number-columns-repeated="8"/>
          <table:table-cell table:content-validation-name="val2"/>
          <table:table-cell table:number-columns-repeated="2"/>
          <table:table-cell table:content-validation-name="val3"/>
        </table:table-row>
        <table:named-expressions/>
      </table:table>
      <table:table table:name="products" table:style-name="ta1" table:print="false"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row table:style-name="ro3">
          <table:table-cell office:value-type="string">
            <text:p>product_name</text:p>
          </table:table-cell>
          <table:table-cell office:value-type="string">
            <text:p>id_product</text:p>
          </table:table-cell>
          <table:table-cell office:value-type="string">
            <text:p>id_product_attribute</text:p>
          </table:table-cell>
        </table:table-row>
        <table:table-row table:style-name="ro3">
          <table:table-cell office:value-type="string">
            <text:p>product_1 [attr_1]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product_2 [attr_2]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product_3 [attr_3]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named-expressions/>
      </table:table>
      <table:named-expressions>
        <table:named-range table:name="productToDiscount" table:base-cell-address="$products.$C$305" table:cell-range-address="$products.$A$1:.$C$305"/>
        <table:named-range table:name="productName" table:base-cell-address="$products.$A$305" table:cell-range-address="$products.$A$2:.$A$305"/>
      </table:named-expressions>
      <table:database-ranges>
        <table:database-range table:name="__Anonymous_Sheet_DB__1" table:target-range-address="discounts.A2:discounts.M2"/>
        <table:database-range table:name="id_product" table:target-range-address="products.B1:products.B1048576"/>
        <table:database-range table:name="id_product_attribute" table:target-range-address="products.C1:products.C1048576"/>
        <table:database-range table:name="product_name" table:target-range-address="products.A1:products.C305">
          <table:sort>
            <table:sort-by table:field-number="0" table:data-type="automatic"/>
          </table:sort>
        </table:database-range>
        <table:database-range table:target-range-address="products.A1:products.C30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7/03/2018</text:date>, <text:time>14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14:38:13</dc:date>
    <meta:generator>OpenOffice/4.1.5$Unix OpenOffice.org_project/415m1$Build-9789</meta:generator>
    <meta:editing-duration>PT6H37M36S</meta:editing-duration>
    <meta:editing-cycles>12</meta:editing-cycles>
    <meta:document-statistic meta:table-count="2" meta:cell-count="38" meta:object-count="0"/>
  </office:meta>
</office:document-meta>
</file>